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965DDE178E8F843B4D.png" manifest:media-type="image/png"/>
  <manifest:file-entry manifest:full-path="Pictures/100002010000007F000000A48592B6A6BF54A74F.png" manifest:media-type="image/png"/>
  <manifest:file-entry manifest:full-path="Pictures/10000201000000920000004373440490941A48D2.png" manifest:media-type="image/png"/>
  <manifest:file-entry manifest:full-path="Pictures/1000020100000070000000ABFE8E598CA57CF1F9.png" manifest:media-type="image/png"/>
  <manifest:file-entry manifest:full-path="Pictures/10000201000000F0000000F09925DE32B9FF6C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width="0.028cm" svg:stroke-color="#be0000" draw:marker-start-width="0.242cm" draw:marker-end-width="0.242cm" draw:fill="gradient" draw:fill-gradient-name="Gradient_20_10" draw:textarea-horizontal-align="justify" draw:textarea-vertical-align="middle" draw:auto-grow-height="false" fo:min-height="8.59cm" fo:min-width="8.312cm" fo:padding-top="0.139cm" fo:padding-bottom="0.139cm" fo:padding-left="0.264cm" fo:padding-right="0.264cm" draw:shadow="hidden"/>
    </style:style>
    <style:style style:name="gr2" style:family="graphic" style:parent-style-name="standard">
      <style:graphic-properties draw:stroke="none" svg:stroke-width="0.028cm" svg:stroke-color="#be0000" draw:marker-start-width="0.242cm" draw:marker-end-width="0.242cm" draw:fill="gradient" draw:fill-gradient-name="Gradient_20_41" draw:textarea-horizontal-align="justify" draw:textarea-vertical-align="middle" draw:auto-grow-height="false" fo:min-height="8.59cm" fo:min-width="8.312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none" svg:stroke-width="0.028cm" svg:stroke-color="#be0000" draw:marker-start-width="0.242cm" draw:marker-end-width="0.242cm" draw:fill="gradient" draw:fill-gradient-name="Gradient_20_44" draw:textarea-horizontal-align="justify" draw:textarea-vertical-align="middle" draw:auto-grow-height="false" fo:min-height="8.59cm" fo:min-width="8.312cm" fo:padding-top="0.139cm" fo:padding-bottom="0.139cm" fo:padding-left="0.264cm" fo:padding-right="0.264cm" draw:shadow="hidden"/>
    </style:style>
    <style:style style:name="gr4" style:family="graphic" style:parent-style-name="standard">
      <style:graphic-properties draw:stroke="none" svg:stroke-color="#000000" draw:fill="none" draw:fill-color="#ffffff" fo:min-height="3.1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468cm"/>
      <style:paragraph-properties style:writing-mode="lr-tb"/>
    </style:style>
    <style:style style:name="P1" style:family="paragraph">
      <loext:graphic-properties draw:fill="gradient" draw:fill-gradient-name="Gradient_20_10"/>
      <style:paragraph-properties fo:text-align="center"/>
    </style:style>
    <style:style style:name="P2" style:family="paragraph">
      <loext:graphic-properties draw:fill="gradient" draw:fill-gradient-name="Gradient_20_41"/>
      <style:paragraph-properties fo:text-align="center"/>
    </style:style>
    <style:style style:name="P3" style:family="paragraph">
      <loext:graphic-properties draw:fill="gradient" draw:fill-gradient-name="Gradient_20_44"/>
      <style:paragraph-properties fo:text-align="center"/>
    </style:style>
    <style:style style:name="P4" style:family="paragraph">
      <style:text-properties style:font-name="Liberation Sans1" fo:font-size="88pt" style:font-size-asian="88pt" style:font-size-complex="88pt"/>
    </style:style>
    <style:style style:name="P5" style:family="paragraph">
      <loext:graphic-properties draw:fill="none" draw:fill-color="#ffffff"/>
      <style:text-properties style:font-name="Liberation Sans1" fo:font-size="88pt" style:font-size-asian="88pt" style:font-size-complex="88pt"/>
    </style:style>
    <style:style style:name="P6" style:family="paragraph">
      <style:paragraph-properties fo:text-align="center"/>
    </style:style>
    <style:style style:name="T1" style:family="text">
      <style:text-properties style:font-name="Liberation Sans1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12.5cm" svg:x="18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5cm" svg:height="12.5cm" svg:x="0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2.5cm" svg:height="12.5cm" svg:x="9.8cm" svg:y="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8.6cm" svg:height="3.718cm" svg:x="2.9cm" svg:y="17.9cm">
          <draw:text-box>
            <text:p text:style-name="P4"><text:span text:style-name="T1">104.</text:span><text:span text:style-name="T1">3</text:span></text:p>
          </draw:text-box>
        </draw:frame>
        <draw:frame draw:style-name="gr5" draw:text-style-name="P6" draw:layer="layout" svg:width="6cm" svg:height="6cm" svg:x="22.2cm" svg:y="11.4cm">
          <draw:image xlink:href="Pictures/10000201000000F0000000F09925DE32B9FF6CC3.png" xlink:type="simple" xlink:show="embed" xlink:actuate="onLoad" loext:mime-type="image/png">
            <text:p/>
          </draw:image>
        </draw:frame>
        <draw:frame draw:style-name="gr5" draw:text-style-name="P6" draw:layer="layout" svg:width="3.8cm" svg:height="5.801cm" svg:x="4.9cm" svg:y="11.7cm">
          <draw:image xlink:href="Pictures/1000020100000070000000ABFE8E598CA57CF1F9.png" xlink:type="simple" xlink:show="embed" xlink:actuate="onLoad" loext:mime-type="image/png">
            <text:p/>
          </draw:image>
        </draw:frame>
        <draw:frame draw:style-name="gr6" draw:text-style-name="P5" draw:layer="layout" svg:width="8.7cm" svg:height="3.718cm" svg:x="21cm" svg:y="17.9cm">
          <draw:text-box>
            <text:p text:style-name="P4"><text:span text:style-name="T1">104.3</text:span></text:p>
          </draw:text-box>
        </draw:frame>
        <draw:frame draw:style-name="gr7" draw:text-style-name="P5" draw:layer="layout" svg:width="8.1cm" svg:height="3.718cm" svg:x="11.9cm" svg:y="7.1cm">
          <draw:text-box>
            <text:p text:style-name="P4"><text:span text:style-name="T1">11</text:span><text:span text:style-name="T1">4.3</text:span></text:p>
          </draw:text-box>
        </draw:frame>
        <draw:frame draw:style-name="gr8" draw:text-style-name="P5" draw:layer="layout" svg:width="5.3cm" svg:height="3.718cm" svg:x="5.4cm" svg:y="2.182cm">
          <draw:text-box>
            <text:p text:style-name="P4"><text:span text:style-name="T1">25</text:span></text:p>
          </draw:text-box>
        </draw:frame>
        <draw:frame draw:style-name="gr5" draw:text-style-name="P6" draw:layer="layout" svg:width="6.983cm" svg:height="3.2cm" svg:x="12.704cm" svg:y="2.7cm">
          <draw:image xlink:href="Pictures/10000201000000920000004373440490941A48D2.png" xlink:type="simple" xlink:show="embed" xlink:actuate="onLoad" loext:mime-type="image/png">
            <text:p/>
          </draw:image>
        </draw:frame>
        <draw:frame draw:style-name="gr5" draw:text-style-name="P6" draw:layer="layout" svg:width="3.3cm" svg:height="4.264cm" svg:x="22.6cm" svg:y="1.62cm">
          <draw:image xlink:href="Pictures/100002010000007F000000A48592B6A6BF54A74F.png" xlink:type="simple" xlink:show="embed" xlink:actuate="onLoad" loext:mime-type="image/png">
            <text:p/>
          </draw:image>
        </draw:frame>
        <draw:frame draw:style-name="gr8" draw:text-style-name="P5" draw:layer="layout" svg:width="5.3cm" svg:height="3.718cm" svg:x="26.1cm" svg:y="2.382cm">
          <draw:text-box>
            <text:p text:style-name="P4"><text:span text:style-name="T1">25</text:span></text:p>
          </draw:text-box>
        </draw:frame>
        <draw:frame draw:style-name="gr9" draw:text-style-name="P5" draw:layer="layout" svg:width="4.2cm" svg:height="3.718cm" svg:x="13.8cm" svg:y="13.982cm">
          <draw:text-box>
            <text:p text:style-name="P4"><text:span text:style-name="T1">°C</text:span></text:p>
          </draw:text-box>
        </draw:frame>
        <draw:frame draw:style-name="gr5" draw:text-style-name="P6" draw:layer="layout" svg:width="4.152cm" svg:height="4.1cm" svg:x="1cm" svg:y="1.7cm">
          <draw:image xlink:href="Pictures/1000020100000098000000965DDE178E8F843B4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radial" draw:cx="50%" draw:cy="50%" draw:start-color="#d5730d" draw:end-color="#e20000" draw:start-intensity="100%" draw:end-intensity="100%" draw:border="0%"/>
    <draw:gradient draw:name="Gradient_20_41" draw:display-name="Gradient 41" draw:style="radial" draw:cx="50%" draw:cy="50%" draw:start-color="#ff3a3a" draw:end-color="#9b0032" draw:start-intensity="100%" draw:end-intensity="100%" draw:border="0%"/>
    <draw:gradient draw:name="Gradient_20_44" draw:display-name="Gradient 44" draw:style="radial" draw:cx="50%" draw:cy="50%" draw:start-color="#237bff" draw:end-color="#01168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8:06:47.780541959</meta:creation-date>
    <dc:date>2020-06-21T23:39:18.452062592</dc:date>
    <meta:editing-duration>PT3H2M17S</meta:editing-duration>
    <meta:editing-cycles>19</meta:editing-cycles>
    <meta:generator>LibreOffice/6.4.3.2$Linux_X86_64 LibreOffice_project/40$Build-2</meta:generator>
    <meta:document-statistic meta:object-count="14"/>
  </office:meta>
</office:document-meta>
</file>